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ut_RL_ST" table:style-name="ta1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1]&amp;&quot;;&quot;&amp;[.B1]&amp;&quot;;&quot;&amp;[.C1]&amp;&quot;;&quot;&amp;[.D1]" office:value-type="string" office:string-value="1;&quot;sot.wav&quot;;&quot;X_mofig.wav&quot;;&quot;toef.wav&quot;">
            <text:p>1;"sot.wav";"X_mofig.wav";"toef.wav"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]&amp;&quot;;&quot;&amp;[.B2]&amp;&quot;;&quot;&amp;[.C2]&amp;&quot;;&quot;&amp;[.D2]" office:value-type="string" office:string-value="2;&quot;sot.wav&quot;;&quot;X_seta.wav&quot;;&quot;toef.wav&quot;">
            <text:p>2;"sot.wav";"X_seta.wav";"toef.wav"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3]&amp;&quot;;&quot;&amp;[.B3]&amp;&quot;;&quot;&amp;[.C3]&amp;&quot;;&quot;&amp;[.D3]" office:value-type="string" office:string-value="3;&quot;sot.wav&quot;;&quot;X_wiffel.wav&quot;;&quot;toef.wav&quot;">
            <text:p>3;"sot.wav";"X_wiffel.wav";"toef.wav"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4]&amp;&quot;;&quot;&amp;[.B4]&amp;&quot;;&quot;&amp;[.C4]&amp;&quot;;&quot;&amp;[.D4]" office:value-type="string" office:string-value="4;&quot;sot.wav&quot;;&quot;X_rogges.wav&quot;;&quot;toef.wav&quot;">
            <text:p>4;"sot.wav";"X_rogges.wav";"toef.wav"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5]&amp;&quot;;&quot;&amp;[.B5]&amp;&quot;;&quot;&amp;[.C5]&amp;&quot;;&quot;&amp;[.D5]" office:value-type="string" office:string-value="5;&quot;sot.wav&quot;;&quot;X_kengel.wav&quot;;&quot;toef.wav&quot;">
            <text:p>5;"sot.wav";"X_kengel.wav";"toef.wav"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6]&amp;&quot;;&quot;&amp;[.B6]&amp;&quot;;&quot;&amp;[.C6]&amp;&quot;;&quot;&amp;[.D6]" office:value-type="string" office:string-value="6;&quot;sot.wav&quot;;&quot;X_kasi.wav&quot;;&quot;toef.wav&quot;">
            <text:p>6;"sot.wav";"X_kasi.wav";"toef.wav"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7]&amp;&quot;;&quot;&amp;[.B7]&amp;&quot;;&quot;&amp;[.C7]&amp;&quot;;&quot;&amp;[.D7]" office:value-type="string" office:string-value="7;&quot;sot.wav&quot;;&quot;X_loga.wav&quot;;&quot;toef.wav&quot;">
            <text:p>7;"sot.wav";"X_loga.wav";"toef.wav"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8]&amp;&quot;;&quot;&amp;[.B8]&amp;&quot;;&quot;&amp;[.C8]&amp;&quot;;&quot;&amp;[.D8]" office:value-type="string" office:string-value="8;&quot;sot.wav&quot;;&quot;X_snigger.wav&quot;;&quot;toef.wav&quot;">
            <text:p>8;"sot.wav";"X_snigger.wav";"toef.wav"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9]&amp;&quot;;&quot;&amp;[.B9]&amp;&quot;;&quot;&amp;[.C9]&amp;&quot;;&quot;&amp;[.D9]" office:value-type="string" office:string-value="9;&quot;sot.wav&quot;;&quot;X_noeba.wav&quot;;&quot;toef.wav&quot;">
            <text:p>9;"sot.wav";"X_noeba.wav";"toef.wav"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10]&amp;&quot;;&quot;&amp;[.B10]&amp;&quot;;&quot;&amp;[.C10]&amp;&quot;;&quot;&amp;[.D10]" office:value-type="string" office:string-value="10;&quot;sot.wav&quot;;&quot;X_domo.wav&quot;;&quot;toef.wav&quot;">
            <text:p>10;"sot.wav";"X_domo.wav";"toef.wav"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11]&amp;&quot;;&quot;&amp;[.B11]&amp;&quot;;&quot;&amp;[.C11]&amp;&quot;;&quot;&amp;[.D11]" office:value-type="string" office:string-value="11;&quot;sot.wav&quot;;&quot;X_wadim.wav&quot;;&quot;toef.wav&quot;">
            <text:p>11;"sot.wav";"X_wadim.wav";"toef.wav"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12]&amp;&quot;;&quot;&amp;[.B12]&amp;&quot;;&quot;&amp;[.C12]&amp;&quot;;&quot;&amp;[.D12]" office:value-type="string" office:string-value="12;&quot;sot.wav&quot;;&quot;X_banip.wav&quot;;&quot;toef.wav&quot;">
            <text:p>12;"sot.wav";"X_banip.wav";"toef.wav"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13]&amp;&quot;;&quot;&amp;[.B13]&amp;&quot;;&quot;&amp;[.C13]&amp;&quot;;&quot;&amp;[.D13]" office:value-type="string" office:string-value="13;&quot;sot.wav&quot;;&quot;X_rajee.wav&quot;;&quot;toef.wav&quot;">
            <text:p>13;"sot.wav";"X_rajee.wav";"toef.wav"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14]&amp;&quot;;&quot;&amp;[.B14]&amp;&quot;;&quot;&amp;[.C14]&amp;&quot;;&quot;&amp;[.D14]" office:value-type="string" office:string-value="14;&quot;sot.wav&quot;;&quot;X_plizet.wav&quot;;&quot;toef.wav&quot;">
            <text:p>14;"sot.wav";"X_plizet.wav";"toef.wav"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15]&amp;&quot;;&quot;&amp;[.B15]&amp;&quot;;&quot;&amp;[.C15]&amp;&quot;;&quot;&amp;[.D15]" office:value-type="string" office:string-value="15;&quot;sot.wav&quot;;&quot;X_naspoe.wav&quot;;&quot;toef.wav&quot;">
            <text:p>15;"sot.wav";"X_naspoe.wav";"toef.wav"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16]&amp;&quot;;&quot;&amp;[.B16]&amp;&quot;;&quot;&amp;[.C16]&amp;&quot;;&quot;&amp;[.D16]" office:value-type="string" office:string-value="16;&quot;sot.wav&quot;;&quot;X_fidan.wav&quot;;&quot;toef.wav&quot;">
            <text:p>16;"sot.wav";"X_fidan.wav";"toef.wav"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17]&amp;&quot;;&quot;&amp;[.B17]&amp;&quot;;&quot;&amp;[.C17]&amp;&quot;;&quot;&amp;[.D17]" office:value-type="string" office:string-value="17;&quot;sot.wav&quot;;&quot;X_nilbo.wav&quot;;&quot;toef.wav&quot;">
            <text:p>17;"sot.wav";"X_nilbo.wav";"toef.wav"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18]&amp;&quot;;&quot;&amp;[.B18]&amp;&quot;;&quot;&amp;[.C18]&amp;&quot;;&quot;&amp;[.D18]" office:value-type="string" office:string-value="18;&quot;sot.wav&quot;;&quot;X_poemer.wav&quot;;&quot;toef.wav&quot;">
            <text:p>18;"sot.wav";"X_poemer.wav";"toef.wav"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19]&amp;&quot;;&quot;&amp;[.B19]&amp;&quot;;&quot;&amp;[.C19]&amp;&quot;;&quot;&amp;[.D19]" office:value-type="string" office:string-value="19;&quot;sot.wav&quot;;&quot;X_tita.wav&quot;;&quot;toef.wav&quot;">
            <text:p>19;"sot.wav";"X_tita.wav";"toef.wav"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20]&amp;&quot;;&quot;&amp;[.B20]&amp;&quot;;&quot;&amp;[.C20]&amp;&quot;;&quot;&amp;[.D20]" office:value-type="string" office:string-value="20;&quot;sot.wav&quot;;&quot;X_bensim.wav&quot;;&quot;toef.wav&quot;">
            <text:p>20;"sot.wav";"X_bensim.wav";"toef.wav"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21]&amp;&quot;;&quot;&amp;[.B21]&amp;&quot;;&quot;&amp;[.C21]&amp;&quot;;&quot;&amp;[.D21]" office:value-type="string" office:string-value="21;&quot;sot.wav&quot;;&quot;X_gopem.wav&quot;;&quot;toef.wav&quot;">
            <text:p>21;"sot.wav";"X_gopem.wav";"toef.wav"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22]&amp;&quot;;&quot;&amp;[.B22]&amp;&quot;;&quot;&amp;[.C22]&amp;&quot;;&quot;&amp;[.D22]" office:value-type="string" office:string-value="22;&quot;sot.wav&quot;;&quot;X_sulep.wav&quot;;&quot;toef.wav&quot;">
            <text:p>22;"sot.wav";"X_sulep.wav";"toef.wav"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23]&amp;&quot;;&quot;&amp;[.B23]&amp;&quot;;&quot;&amp;[.C23]&amp;&quot;;&quot;&amp;[.D23]" office:value-type="string" office:string-value="23;&quot;sot.wav&quot;;&quot;X_hiftam.wav&quot;;&quot;toef.wav&quot;">
            <text:p>23;"sot.wav";"X_hiftam.wav";"toef.wav"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24]&amp;&quot;;&quot;&amp;[.B24]&amp;&quot;;&quot;&amp;[.C24]&amp;&quot;;&quot;&amp;[.D24]" office:value-type="string" office:string-value="24;&quot;sot.wav&quot;;&quot;X_vami.wav&quot;;&quot;toef.wav&quot;">
            <text:p>24;"sot.wav";"X_vami.wav";"toef.wav"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lut.wav&quot;">
            <text:p>25;"sot.wav";"X_mofig.wav";"lut.wav"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lut.wav&quot;">
            <text:p>26;"sot.wav";"X_seta.wav";"lut.wav"</text:p>
          </table:table-cell>
          <table:table-cell table:number-columns-repeated="8"/>
          <table:table-cell office:value-type="string">
            <text:p>=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lut.wav&quot;">
            <text:p>27;"sot.wav";"X_wiffel.wav";"lut.wav"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lut.wav&quot;">
            <text:p>28;"sot.wav";"X_rogges.wav";"lut.wav"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lut.wav&quot;">
            <text:p>29;"sot.wav";"X_kengel.wav";"lut.wav"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lut.wav&quot;">
            <text:p>30;"sot.wav";"X_kasi.wav";"lut.wav"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31]&amp;&quot;;&quot;&amp;[.B31]&amp;&quot;;&quot;&amp;[.C31]&amp;&quot;;&quot;&amp;[.D31]" office:value-type="string" office:string-value="31;&quot;rak.wav&quot;;&quot;X_loga.wav&quot;;&quot;lut.wav&quot;">
            <text:p>31;"rak.wav";"X_loga.wav";"lut.wav"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32]&amp;&quot;;&quot;&amp;[.B32]&amp;&quot;;&quot;&amp;[.C32]&amp;&quot;;&quot;&amp;[.D32]" office:value-type="string" office:string-value="32;&quot;rak.wav&quot;;&quot;X_snigger.wav&quot;;&quot;lut.wav&quot;">
            <text:p>32;"rak.wav";"X_snigger.wav";"lut.wav"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33]&amp;&quot;;&quot;&amp;[.B33]&amp;&quot;;&quot;&amp;[.C33]&amp;&quot;;&quot;&amp;[.D33]" office:value-type="string" office:string-value="33;&quot;rak.wav&quot;;&quot;X_noeba.wav&quot;;&quot;lut.wav&quot;">
            <text:p>33;"rak.wav";"X_noeba.wav";"lut.wav"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34]&amp;&quot;;&quot;&amp;[.B34]&amp;&quot;;&quot;&amp;[.C34]&amp;&quot;;&quot;&amp;[.D34]" office:value-type="string" office:string-value="34;&quot;rak.wav&quot;;&quot;X_domo.wav&quot;;&quot;lut.wav&quot;">
            <text:p>34;"rak.wav";"X_domo.wav";"lut.wav"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35]&amp;&quot;;&quot;&amp;[.B35]&amp;&quot;;&quot;&amp;[.C35]&amp;&quot;;&quot;&amp;[.D35]" office:value-type="string" office:string-value="35;&quot;rak.wav&quot;;&quot;X_wadim.wav&quot;;&quot;lut.wav&quot;">
            <text:p>35;"rak.wav";"X_wadim.wav";"lut.wav"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36]&amp;&quot;;&quot;&amp;[.B36]&amp;&quot;;&quot;&amp;[.C36]&amp;&quot;;&quot;&amp;[.D36]" office:value-type="string" office:string-value="36;&quot;rak.wav&quot;;&quot;X_banip.wav&quot;;&quot;lut.wav&quot;">
            <text:p>36;"rak.wav";"X_banip.wav";"lut.wav"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37]&amp;&quot;;&quot;&amp;[.B37]&amp;&quot;;&quot;&amp;[.C37]&amp;&quot;;&quot;&amp;[.D37]" office:value-type="string" office:string-value="37;&quot;rak.wav&quot;;&quot;X_rajee.wav&quot;;&quot;lut.wav&quot;">
            <text:p>37;"rak.wav";"X_rajee.wav";"lut.wav"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38]&amp;&quot;;&quot;&amp;[.B38]&amp;&quot;;&quot;&amp;[.C38]&amp;&quot;;&quot;&amp;[.D38]" office:value-type="string" office:string-value="38;&quot;rak.wav&quot;;&quot;X_plizet.wav&quot;;&quot;lut.wav&quot;">
            <text:p>38;"rak.wav";"X_plizet.wav";"lut.wav"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39]&amp;&quot;;&quot;&amp;[.B39]&amp;&quot;;&quot;&amp;[.C39]&amp;&quot;;&quot;&amp;[.D39]" office:value-type="string" office:string-value="39;&quot;rak.wav&quot;;&quot;X_naspoe.wav&quot;;&quot;lut.wav&quot;">
            <text:p>39;"rak.wav";"X_naspoe.wav";"lut.wav"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40]&amp;&quot;;&quot;&amp;[.B40]&amp;&quot;;&quot;&amp;[.C40]&amp;&quot;;&quot;&amp;[.D40]" office:value-type="string" office:string-value="40;&quot;rak.wav&quot;;&quot;X_fidan.wav&quot;;&quot;lut.wav&quot;">
            <text:p>40;"rak.wav";"X_fidan.wav";"lut.wav"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41]&amp;&quot;;&quot;&amp;[.B41]&amp;&quot;;&quot;&amp;[.C41]&amp;&quot;;&quot;&amp;[.D41]" office:value-type="string" office:string-value="41;&quot;rak.wav&quot;;&quot;X_nilbo.wav&quot;;&quot;lut.wav&quot;">
            <text:p>41;"rak.wav";"X_nilbo.wav";"lut.wav"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42]&amp;&quot;;&quot;&amp;[.B42]&amp;&quot;;&quot;&amp;[.C42]&amp;&quot;;&quot;&amp;[.D42]" office:value-type="string" office:string-value="42;&quot;rak.wav&quot;;&quot;X_poemer.wav&quot;;&quot;lut.wav&quot;">
            <text:p>42;"rak.wav";"X_poemer.wav";"lut.wav"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43]&amp;&quot;;&quot;&amp;[.B43]&amp;&quot;;&quot;&amp;[.C43]&amp;&quot;;&quot;&amp;[.D43]" office:value-type="string" office:string-value="43;&quot;rak.wav&quot;;&quot;X_tita.wav&quot;;&quot;lut.wav&quot;">
            <text:p>43;"rak.wav";"X_tita.wav";"lut.wav"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44]&amp;&quot;;&quot;&amp;[.B44]&amp;&quot;;&quot;&amp;[.C44]&amp;&quot;;&quot;&amp;[.D44]" office:value-type="string" office:string-value="44;&quot;rak.wav&quot;;&quot;X_bensim.wav&quot;;&quot;lut.wav&quot;">
            <text:p>44;"rak.wav";"X_bensim.wav";"lut.wav"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45]&amp;&quot;;&quot;&amp;[.B45]&amp;&quot;;&quot;&amp;[.C45]&amp;&quot;;&quot;&amp;[.D45]" office:value-type="string" office:string-value="45;&quot;rak.wav&quot;;&quot;X_gopem.wav&quot;;&quot;lut.wav&quot;">
            <text:p>45;"rak.wav";"X_gopem.wav";"lut.wav"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46]&amp;&quot;;&quot;&amp;[.B46]&amp;&quot;;&quot;&amp;[.C46]&amp;&quot;;&quot;&amp;[.D46]" office:value-type="string" office:string-value="46;&quot;rak.wav&quot;;&quot;X_sulep.wav&quot;;&quot;lut.wav&quot;">
            <text:p>46;"rak.wav";"X_sulep.wav";"lut.wav"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47]&amp;&quot;;&quot;&amp;[.B47]&amp;&quot;;&quot;&amp;[.C47]&amp;&quot;;&quot;&amp;[.D47]" office:value-type="string" office:string-value="47;&quot;rak.wav&quot;;&quot;X_hiftam.wav&quot;;&quot;lut.wav&quot;">
            <text:p>47;"rak.wav";"X_hiftam.wav";"lut.wav"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48]&amp;&quot;;&quot;&amp;[.B48]&amp;&quot;;&quot;&amp;[.C48]&amp;&quot;;&quot;&amp;[.D48]" office:value-type="string" office:string-value="48;&quot;rak.wav&quot;;&quot;X_vami.wav&quot;;&quot;lut.wav&quot;">
            <text:p>48;"rak.wav";"X_vami.wav";"lut.wav"</text:p>
          </table:table-cell>
          <table:table-cell table:number-columns-repeated="9"/>
        </table:table-row>
      </table:table>
      <table:table table:name="toef_RL_ST" table:style-name="ta1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1]&amp;&quot;;&quot;&amp;[.B1]&amp;&quot;;&quot;&amp;[.C1]&amp;&quot;;&quot;&amp;[.D1]" office:value-type="string" office:string-value="1;&quot;sot.wav&quot;;&quot;X_mofig.wav&quot;;&quot;toef.wav&quot;">
            <text:p>1;"sot.wav";"X_mofig.wav";"toef.wav"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]&amp;&quot;;&quot;&amp;[.B2]&amp;&quot;;&quot;&amp;[.C2]&amp;&quot;;&quot;&amp;[.D2]" office:value-type="string" office:string-value="2;&quot;sot.wav&quot;;&quot;X_seta.wav&quot;;&quot;toef.wav&quot;">
            <text:p>2;"sot.wav";"X_seta.wav";"toef.wav"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3]&amp;&quot;;&quot;&amp;[.B3]&amp;&quot;;&quot;&amp;[.C3]&amp;&quot;;&quot;&amp;[.D3]" office:value-type="string" office:string-value="3;&quot;sot.wav&quot;;&quot;X_wiffel.wav&quot;;&quot;toef.wav&quot;">
            <text:p>3;"sot.wav";"X_wiffel.wav";"toef.wav"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4]&amp;&quot;;&quot;&amp;[.B4]&amp;&quot;;&quot;&amp;[.C4]&amp;&quot;;&quot;&amp;[.D4]" office:value-type="string" office:string-value="4;&quot;sot.wav&quot;;&quot;X_rogges.wav&quot;;&quot;toef.wav&quot;">
            <text:p>4;"sot.wav";"X_rogges.wav";"toef.wav"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5]&amp;&quot;;&quot;&amp;[.B5]&amp;&quot;;&quot;&amp;[.C5]&amp;&quot;;&quot;&amp;[.D5]" office:value-type="string" office:string-value="5;&quot;sot.wav&quot;;&quot;X_kengel.wav&quot;;&quot;toef.wav&quot;">
            <text:p>5;"sot.wav";"X_kengel.wav";"toef.wav"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6]&amp;&quot;;&quot;&amp;[.B6]&amp;&quot;;&quot;&amp;[.C6]&amp;&quot;;&quot;&amp;[.D6]" office:value-type="string" office:string-value="6;&quot;sot.wav&quot;;&quot;X_kasi.wav&quot;;&quot;toef.wav&quot;">
            <text:p>6;"sot.wav";"X_kasi.wav";"toef.wav"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7]&amp;&quot;;&quot;&amp;[.B7]&amp;&quot;;&quot;&amp;[.C7]&amp;&quot;;&quot;&amp;[.D7]" office:value-type="string" office:string-value="7;&quot;sot.wav&quot;;&quot;X_loga.wav&quot;;&quot;toef.wav&quot;">
            <text:p>7;"sot.wav";"X_loga.wav";"toef.wav"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8]&amp;&quot;;&quot;&amp;[.B8]&amp;&quot;;&quot;&amp;[.C8]&amp;&quot;;&quot;&amp;[.D8]" office:value-type="string" office:string-value="8;&quot;sot.wav&quot;;&quot;X_snigger.wav&quot;;&quot;toef.wav&quot;">
            <text:p>8;"sot.wav";"X_snigger.wav";"toef.wav"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9]&amp;&quot;;&quot;&amp;[.B9]&amp;&quot;;&quot;&amp;[.C9]&amp;&quot;;&quot;&amp;[.D9]" office:value-type="string" office:string-value="9;&quot;sot.wav&quot;;&quot;X_noeba.wav&quot;;&quot;toef.wav&quot;">
            <text:p>9;"sot.wav";"X_noeba.wav";"toef.wav"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10]&amp;&quot;;&quot;&amp;[.B10]&amp;&quot;;&quot;&amp;[.C10]&amp;&quot;;&quot;&amp;[.D10]" office:value-type="string" office:string-value="10;&quot;sot.wav&quot;;&quot;X_domo.wav&quot;;&quot;toef.wav&quot;">
            <text:p>10;"sot.wav";"X_domo.wav";"toef.wav"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11]&amp;&quot;;&quot;&amp;[.B11]&amp;&quot;;&quot;&amp;[.C11]&amp;&quot;;&quot;&amp;[.D11]" office:value-type="string" office:string-value="11;&quot;sot.wav&quot;;&quot;X_wadim.wav&quot;;&quot;toef.wav&quot;">
            <text:p>11;"sot.wav";"X_wadim.wav";"toef.wav"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12]&amp;&quot;;&quot;&amp;[.B12]&amp;&quot;;&quot;&amp;[.C12]&amp;&quot;;&quot;&amp;[.D12]" office:value-type="string" office:string-value="12;&quot;sot.wav&quot;;&quot;X_banip.wav&quot;;&quot;toef.wav&quot;">
            <text:p>12;"sot.wav";"X_banip.wav";"toef.wav"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13]&amp;&quot;;&quot;&amp;[.B13]&amp;&quot;;&quot;&amp;[.C13]&amp;&quot;;&quot;&amp;[.D13]" office:value-type="string" office:string-value="13;&quot;sot.wav&quot;;&quot;X_rajee.wav&quot;;&quot;toef.wav&quot;">
            <text:p>13;"sot.wav";"X_rajee.wav";"toef.wav"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14]&amp;&quot;;&quot;&amp;[.B14]&amp;&quot;;&quot;&amp;[.C14]&amp;&quot;;&quot;&amp;[.D14]" office:value-type="string" office:string-value="14;&quot;sot.wav&quot;;&quot;X_plizet.wav&quot;;&quot;toef.wav&quot;">
            <text:p>14;"sot.wav";"X_plizet.wav";"toef.wav"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15]&amp;&quot;;&quot;&amp;[.B15]&amp;&quot;;&quot;&amp;[.C15]&amp;&quot;;&quot;&amp;[.D15]" office:value-type="string" office:string-value="15;&quot;sot.wav&quot;;&quot;X_naspoe.wav&quot;;&quot;toef.wav&quot;">
            <text:p>15;"sot.wav";"X_naspoe.wav";"toef.wav"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16]&amp;&quot;;&quot;&amp;[.B16]&amp;&quot;;&quot;&amp;[.C16]&amp;&quot;;&quot;&amp;[.D16]" office:value-type="string" office:string-value="16;&quot;sot.wav&quot;;&quot;X_fidan.wav&quot;;&quot;toef.wav&quot;">
            <text:p>16;"sot.wav";"X_fidan.wav";"toef.wav"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17]&amp;&quot;;&quot;&amp;[.B17]&amp;&quot;;&quot;&amp;[.C17]&amp;&quot;;&quot;&amp;[.D17]" office:value-type="string" office:string-value="17;&quot;sot.wav&quot;;&quot;X_nilbo.wav&quot;;&quot;toef.wav&quot;">
            <text:p>17;"sot.wav";"X_nilbo.wav";"toef.wav"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18]&amp;&quot;;&quot;&amp;[.B18]&amp;&quot;;&quot;&amp;[.C18]&amp;&quot;;&quot;&amp;[.D18]" office:value-type="string" office:string-value="18;&quot;sot.wav&quot;;&quot;X_poemer.wav&quot;;&quot;toef.wav&quot;">
            <text:p>18;"sot.wav";"X_poemer.wav";"toef.wav"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toef.wav&quot;">
            <text:p>19;"rak.wav";"X_tita.wav";"toef.wav"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toef.wav&quot;">
            <text:p>20;"rak.wav";"X_bensim.wav";"toef.wav"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toef.wav&quot;">
            <text:p>21;"rak.wav";"X_gopem.wav";"toef.wav"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toef.wav&quot;">
            <text:p>22;"rak.wav";"X_sulep.wav";"toef.wav"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toef.wav&quot;">
            <text:p>23;"rak.wav";"X_hiftam.wav";"toef.wav"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toef.wav&quot;">
            <text:p>24;"rak.wav";"X_vami.wav";"toef.wav"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25]&amp;&quot;;&quot;&amp;[.B25]&amp;&quot;;&quot;&amp;[.C25]&amp;&quot;;&quot;&amp;[.D25]" office:value-type="string" office:string-value="25;&quot;rak.wav&quot;;&quot;X_mofig.wav&quot;;&quot;lut.wav&quot;">
            <text:p>25;"rak.wav";"X_mofig.wav";"lut.wav"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6]&amp;&quot;;&quot;&amp;[.B26]&amp;&quot;;&quot;&amp;[.C26]&amp;&quot;;&quot;&amp;[.D26]" office:value-type="string" office:string-value="26;&quot;rak.wav&quot;;&quot;X_seta.wav&quot;;&quot;lut.wav&quot;">
            <text:p>26;"rak.wav";"X_seta.wav";"lut.wav"</text:p>
          </table:table-cell>
          <table:table-cell table:number-columns-repeated="8"/>
          <table:table-cell office:value-type="string">
            <text:p>=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27]&amp;&quot;;&quot;&amp;[.B27]&amp;&quot;;&quot;&amp;[.C27]&amp;&quot;;&quot;&amp;[.D27]" office:value-type="string" office:string-value="27;&quot;rak.wav&quot;;&quot;X_wiffel.wav&quot;;&quot;lut.wav&quot;">
            <text:p>27;"rak.wav";"X_wiffel.wav";"lut.wav"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28]&amp;&quot;;&quot;&amp;[.B28]&amp;&quot;;&quot;&amp;[.C28]&amp;&quot;;&quot;&amp;[.D28]" office:value-type="string" office:string-value="28;&quot;rak.wav&quot;;&quot;X_rogges.wav&quot;;&quot;lut.wav&quot;">
            <text:p>28;"rak.wav";"X_rogges.wav";"lut.wav"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29]&amp;&quot;;&quot;&amp;[.B29]&amp;&quot;;&quot;&amp;[.C29]&amp;&quot;;&quot;&amp;[.D29]" office:value-type="string" office:string-value="29;&quot;rak.wav&quot;;&quot;X_kengel.wav&quot;;&quot;lut.wav&quot;">
            <text:p>29;"rak.wav";"X_kengel.wav";"lut.wav"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30]&amp;&quot;;&quot;&amp;[.B30]&amp;&quot;;&quot;&amp;[.C30]&amp;&quot;;&quot;&amp;[.D30]" office:value-type="string" office:string-value="30;&quot;rak.wav&quot;;&quot;X_kasi.wav&quot;;&quot;lut.wav&quot;">
            <text:p>30;"rak.wav";"X_kasi.wav";"lut.wav"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31]&amp;&quot;;&quot;&amp;[.B31]&amp;&quot;;&quot;&amp;[.C31]&amp;&quot;;&quot;&amp;[.D31]" office:value-type="string" office:string-value="31;&quot;rak.wav&quot;;&quot;X_loga.wav&quot;;&quot;lut.wav&quot;">
            <text:p>31;"rak.wav";"X_loga.wav";"lut.wav"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32]&amp;&quot;;&quot;&amp;[.B32]&amp;&quot;;&quot;&amp;[.C32]&amp;&quot;;&quot;&amp;[.D32]" office:value-type="string" office:string-value="32;&quot;rak.wav&quot;;&quot;X_snigger.wav&quot;;&quot;lut.wav&quot;">
            <text:p>32;"rak.wav";"X_snigger.wav";"lut.wav"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33]&amp;&quot;;&quot;&amp;[.B33]&amp;&quot;;&quot;&amp;[.C33]&amp;&quot;;&quot;&amp;[.D33]" office:value-type="string" office:string-value="33;&quot;rak.wav&quot;;&quot;X_noeba.wav&quot;;&quot;lut.wav&quot;">
            <text:p>33;"rak.wav";"X_noeba.wav";"lut.wav"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34]&amp;&quot;;&quot;&amp;[.B34]&amp;&quot;;&quot;&amp;[.C34]&amp;&quot;;&quot;&amp;[.D34]" office:value-type="string" office:string-value="34;&quot;rak.wav&quot;;&quot;X_domo.wav&quot;;&quot;lut.wav&quot;">
            <text:p>34;"rak.wav";"X_domo.wav";"lut.wav"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35]&amp;&quot;;&quot;&amp;[.B35]&amp;&quot;;&quot;&amp;[.C35]&amp;&quot;;&quot;&amp;[.D35]" office:value-type="string" office:string-value="35;&quot;rak.wav&quot;;&quot;X_wadim.wav&quot;;&quot;lut.wav&quot;">
            <text:p>35;"rak.wav";"X_wadim.wav";"lut.wav"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36]&amp;&quot;;&quot;&amp;[.B36]&amp;&quot;;&quot;&amp;[.C36]&amp;&quot;;&quot;&amp;[.D36]" office:value-type="string" office:string-value="36;&quot;rak.wav&quot;;&quot;X_banip.wav&quot;;&quot;lut.wav&quot;">
            <text:p>36;"rak.wav";"X_banip.wav";"lut.wav"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37]&amp;&quot;;&quot;&amp;[.B37]&amp;&quot;;&quot;&amp;[.C37]&amp;&quot;;&quot;&amp;[.D37]" office:value-type="string" office:string-value="37;&quot;rak.wav&quot;;&quot;X_rajee.wav&quot;;&quot;lut.wav&quot;">
            <text:p>37;"rak.wav";"X_rajee.wav";"lut.wav"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38]&amp;&quot;;&quot;&amp;[.B38]&amp;&quot;;&quot;&amp;[.C38]&amp;&quot;;&quot;&amp;[.D38]" office:value-type="string" office:string-value="38;&quot;rak.wav&quot;;&quot;X_plizet.wav&quot;;&quot;lut.wav&quot;">
            <text:p>38;"rak.wav";"X_plizet.wav";"lut.wav"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39]&amp;&quot;;&quot;&amp;[.B39]&amp;&quot;;&quot;&amp;[.C39]&amp;&quot;;&quot;&amp;[.D39]" office:value-type="string" office:string-value="39;&quot;rak.wav&quot;;&quot;X_naspoe.wav&quot;;&quot;lut.wav&quot;">
            <text:p>39;"rak.wav";"X_naspoe.wav";"lut.wav"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40]&amp;&quot;;&quot;&amp;[.B40]&amp;&quot;;&quot;&amp;[.C40]&amp;&quot;;&quot;&amp;[.D40]" office:value-type="string" office:string-value="40;&quot;rak.wav&quot;;&quot;X_fidan.wav&quot;;&quot;lut.wav&quot;">
            <text:p>40;"rak.wav";"X_fidan.wav";"lut.wav"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41]&amp;&quot;;&quot;&amp;[.B41]&amp;&quot;;&quot;&amp;[.C41]&amp;&quot;;&quot;&amp;[.D41]" office:value-type="string" office:string-value="41;&quot;rak.wav&quot;;&quot;X_nilbo.wav&quot;;&quot;lut.wav&quot;">
            <text:p>41;"rak.wav";"X_nilbo.wav";"lut.wav"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42]&amp;&quot;;&quot;&amp;[.B42]&amp;&quot;;&quot;&amp;[.C42]&amp;&quot;;&quot;&amp;[.D42]" office:value-type="string" office:string-value="42;&quot;rak.wav&quot;;&quot;X_poemer.wav&quot;;&quot;lut.wav&quot;">
            <text:p>42;"rak.wav";"X_poemer.wav";"lut.wav"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43]&amp;&quot;;&quot;&amp;[.B43]&amp;&quot;;&quot;&amp;[.C43]&amp;&quot;;&quot;&amp;[.D43]" office:value-type="string" office:string-value="43;&quot;rak.wav&quot;;&quot;X_tita.wav&quot;;&quot;lut.wav&quot;">
            <text:p>43;"rak.wav";"X_tita.wav";"lut.wav"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44]&amp;&quot;;&quot;&amp;[.B44]&amp;&quot;;&quot;&amp;[.C44]&amp;&quot;;&quot;&amp;[.D44]" office:value-type="string" office:string-value="44;&quot;rak.wav&quot;;&quot;X_bensim.wav&quot;;&quot;lut.wav&quot;">
            <text:p>44;"rak.wav";"X_bensim.wav";"lut.wav"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45]&amp;&quot;;&quot;&amp;[.B45]&amp;&quot;;&quot;&amp;[.C45]&amp;&quot;;&quot;&amp;[.D45]" office:value-type="string" office:string-value="45;&quot;rak.wav&quot;;&quot;X_gopem.wav&quot;;&quot;lut.wav&quot;">
            <text:p>45;"rak.wav";"X_gopem.wav";"lut.wav"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46]&amp;&quot;;&quot;&amp;[.B46]&amp;&quot;;&quot;&amp;[.C46]&amp;&quot;;&quot;&amp;[.D46]" office:value-type="string" office:string-value="46;&quot;rak.wav&quot;;&quot;X_sulep.wav&quot;;&quot;lut.wav&quot;">
            <text:p>46;"rak.wav";"X_sulep.wav";"lut.wav"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47]&amp;&quot;;&quot;&amp;[.B47]&amp;&quot;;&quot;&amp;[.C47]&amp;&quot;;&quot;&amp;[.D47]" office:value-type="string" office:string-value="47;&quot;rak.wav&quot;;&quot;X_hiftam.wav&quot;;&quot;lut.wav&quot;">
            <text:p>47;"rak.wav";"X_hiftam.wav";"lut.wav"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48]&amp;&quot;;&quot;&amp;[.B48]&amp;&quot;;&quot;&amp;[.C48]&amp;&quot;;&quot;&amp;[.D48]" office:value-type="string" office:string-value="48;&quot;rak.wav&quot;;&quot;X_vami.wav&quot;;&quot;lut.wav&quot;">
            <text:p>48;"rak.wav";"X_vami.wav";"lut.wav"</text:p>
          </table:table-cell>
          <table:table-cell table:number-columns-repeated="9"/>
        </table:table-row>
        <table:table-row table:style-name="ro3" table:number-rows-repeated="104852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lut_RT_SL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1]&amp;&quot;;&quot;&amp;[.B1]&amp;&quot;;&quot;&amp;[.C1]&amp;&quot;;&quot;&amp;[.D1]" office:value-type="string" office:string-value="1;&quot;sot.wav&quot;;&quot;X_mofig.wav&quot;;&quot;lut.wav&quot;">
            <text:p>1;"sot.wav";"X_mofig.wav";"lut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]&amp;&quot;;&quot;&amp;[.B2]&amp;&quot;;&quot;&amp;[.C2]&amp;&quot;;&quot;&amp;[.D2]" office:value-type="string" office:string-value="2;&quot;sot.wav&quot;;&quot;X_seta.wav&quot;;&quot;lut.wav&quot;">
            <text:p>2;"sot.wav";"X_seta.wav";"lut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3]&amp;&quot;;&quot;&amp;[.B3]&amp;&quot;;&quot;&amp;[.C3]&amp;&quot;;&quot;&amp;[.D3]" office:value-type="string" office:string-value="3;&quot;sot.wav&quot;;&quot;X_wiffel.wav&quot;;&quot;lut.wav&quot;">
            <text:p>3;"sot.wav";"X_wiffel.wav";"lut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4]&amp;&quot;;&quot;&amp;[.B4]&amp;&quot;;&quot;&amp;[.C4]&amp;&quot;;&quot;&amp;[.D4]" office:value-type="string" office:string-value="4;&quot;sot.wav&quot;;&quot;X_rogges.wav&quot;;&quot;lut.wav&quot;">
            <text:p>4;"sot.wav";"X_rogges.wav";"lut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5]&amp;&quot;;&quot;&amp;[.B5]&amp;&quot;;&quot;&amp;[.C5]&amp;&quot;;&quot;&amp;[.D5]" office:value-type="string" office:string-value="5;&quot;sot.wav&quot;;&quot;X_kengel.wav&quot;;&quot;lut.wav&quot;">
            <text:p>5;"sot.wav";"X_kengel.wav";"lut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6]&amp;&quot;;&quot;&amp;[.B6]&amp;&quot;;&quot;&amp;[.C6]&amp;&quot;;&quot;&amp;[.D6]" office:value-type="string" office:string-value="6;&quot;sot.wav&quot;;&quot;X_kasi.wav&quot;;&quot;lut.wav&quot;">
            <text:p>6;"sot.wav";"X_kasi.wav";"lut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7]&amp;&quot;;&quot;&amp;[.B7]&amp;&quot;;&quot;&amp;[.C7]&amp;&quot;;&quot;&amp;[.D7]" office:value-type="string" office:string-value="7;&quot;sot.wav&quot;;&quot;X_loga.wav&quot;;&quot;lut.wav&quot;">
            <text:p>7;"sot.wav";"X_loga.wav";"lut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8]&amp;&quot;;&quot;&amp;[.B8]&amp;&quot;;&quot;&amp;[.C8]&amp;&quot;;&quot;&amp;[.D8]" office:value-type="string" office:string-value="8;&quot;sot.wav&quot;;&quot;X_snigger.wav&quot;;&quot;lut.wav&quot;">
            <text:p>8;"sot.wav";"X_snigger.wav";"lut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9]&amp;&quot;;&quot;&amp;[.B9]&amp;&quot;;&quot;&amp;[.C9]&amp;&quot;;&quot;&amp;[.D9]" office:value-type="string" office:string-value="9;&quot;sot.wav&quot;;&quot;X_noeba.wav&quot;;&quot;lut.wav&quot;">
            <text:p>9;"sot.wav";"X_noeba.wav";"lut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10]&amp;&quot;;&quot;&amp;[.B10]&amp;&quot;;&quot;&amp;[.C10]&amp;&quot;;&quot;&amp;[.D10]" office:value-type="string" office:string-value="10;&quot;sot.wav&quot;;&quot;X_domo.wav&quot;;&quot;lut.wav&quot;">
            <text:p>10;"sot.wav";"X_domo.wav";"lut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11]&amp;&quot;;&quot;&amp;[.B11]&amp;&quot;;&quot;&amp;[.C11]&amp;&quot;;&quot;&amp;[.D11]" office:value-type="string" office:string-value="11;&quot;sot.wav&quot;;&quot;X_wadim.wav&quot;;&quot;lut.wav&quot;">
            <text:p>11;"sot.wav";"X_wadim.wav";"lut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12]&amp;&quot;;&quot;&amp;[.B12]&amp;&quot;;&quot;&amp;[.C12]&amp;&quot;;&quot;&amp;[.D12]" office:value-type="string" office:string-value="12;&quot;sot.wav&quot;;&quot;X_banip.wav&quot;;&quot;lut.wav&quot;">
            <text:p>12;"sot.wav";"X_banip.wav";"lut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13]&amp;&quot;;&quot;&amp;[.B13]&amp;&quot;;&quot;&amp;[.C13]&amp;&quot;;&quot;&amp;[.D13]" office:value-type="string" office:string-value="13;&quot;sot.wav&quot;;&quot;X_rajee.wav&quot;;&quot;lut.wav&quot;">
            <text:p>13;"sot.wav";"X_rajee.wav";"lut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14]&amp;&quot;;&quot;&amp;[.B14]&amp;&quot;;&quot;&amp;[.C14]&amp;&quot;;&quot;&amp;[.D14]" office:value-type="string" office:string-value="14;&quot;sot.wav&quot;;&quot;X_plizet.wav&quot;;&quot;lut.wav&quot;">
            <text:p>14;"sot.wav";"X_plizet.wav";"lut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15]&amp;&quot;;&quot;&amp;[.B15]&amp;&quot;;&quot;&amp;[.C15]&amp;&quot;;&quot;&amp;[.D15]" office:value-type="string" office:string-value="15;&quot;sot.wav&quot;;&quot;X_naspoe.wav&quot;;&quot;lut.wav&quot;">
            <text:p>15;"sot.wav";"X_naspoe.wav";"lut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16]&amp;&quot;;&quot;&amp;[.B16]&amp;&quot;;&quot;&amp;[.C16]&amp;&quot;;&quot;&amp;[.D16]" office:value-type="string" office:string-value="16;&quot;sot.wav&quot;;&quot;X_fidan.wav&quot;;&quot;lut.wav&quot;">
            <text:p>16;"sot.wav";"X_fidan.wav";"lut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17]&amp;&quot;;&quot;&amp;[.B17]&amp;&quot;;&quot;&amp;[.C17]&amp;&quot;;&quot;&amp;[.D17]" office:value-type="string" office:string-value="17;&quot;sot.wav&quot;;&quot;X_nilbo.wav&quot;;&quot;lut.wav&quot;">
            <text:p>17;"sot.wav";"X_nilbo.wav";"lut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18]&amp;&quot;;&quot;&amp;[.B18]&amp;&quot;;&quot;&amp;[.C18]&amp;&quot;;&quot;&amp;[.D18]" office:value-type="string" office:string-value="18;&quot;sot.wav&quot;;&quot;X_poemer.wav&quot;;&quot;lut.wav&quot;">
            <text:p>18;"sot.wav";"X_poemer.wav";"lut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19]&amp;&quot;;&quot;&amp;[.B19]&amp;&quot;;&quot;&amp;[.C19]&amp;&quot;;&quot;&amp;[.D19]" office:value-type="string" office:string-value="19;&quot;rak.wav&quot;;&quot;X_tita.wav&quot;;&quot;lut.wav&quot;">
            <text:p>19;"rak.wav";"X_tita.wav";"lut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20]&amp;&quot;;&quot;&amp;[.B20]&amp;&quot;;&quot;&amp;[.C20]&amp;&quot;;&quot;&amp;[.D20]" office:value-type="string" office:string-value="20;&quot;rak.wav&quot;;&quot;X_bensim.wav&quot;;&quot;lut.wav&quot;">
            <text:p>20;"rak.wav";"X_bensim.wav";"lut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21]&amp;&quot;;&quot;&amp;[.B21]&amp;&quot;;&quot;&amp;[.C21]&amp;&quot;;&quot;&amp;[.D21]" office:value-type="string" office:string-value="21;&quot;rak.wav&quot;;&quot;X_gopem.wav&quot;;&quot;lut.wav&quot;">
            <text:p>21;"rak.wav";"X_gopem.wav";"lut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22]&amp;&quot;;&quot;&amp;[.B22]&amp;&quot;;&quot;&amp;[.C22]&amp;&quot;;&quot;&amp;[.D22]" office:value-type="string" office:string-value="22;&quot;rak.wav&quot;;&quot;X_sulep.wav&quot;;&quot;lut.wav&quot;">
            <text:p>22;"rak.wav";"X_sulep.wav";"lut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23]&amp;&quot;;&quot;&amp;[.B23]&amp;&quot;;&quot;&amp;[.C23]&amp;&quot;;&quot;&amp;[.D23]" office:value-type="string" office:string-value="23;&quot;rak.wav&quot;;&quot;X_hiftam.wav&quot;;&quot;lut.wav&quot;">
            <text:p>23;"rak.wav";"X_hiftam.wav";"lut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24]&amp;&quot;;&quot;&amp;[.B24]&amp;&quot;;&quot;&amp;[.C24]&amp;&quot;;&quot;&amp;[.D24]" office:value-type="string" office:string-value="24;&quot;rak.wav&quot;;&quot;X_vami.wav&quot;;&quot;lut.wav&quot;">
            <text:p>24;"rak.wav";"X_vami.wav";"lut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25]&amp;&quot;;&quot;&amp;[.B25]&amp;&quot;;&quot;&amp;[.C25]&amp;&quot;;&quot;&amp;[.D25]" office:value-type="string" office:string-value="25;&quot;rak.wav&quot;;&quot;X_mofig.wav&quot;;&quot;toef.wav&quot;">
            <text:p>25;"rak.wav";"X_mofig.wav";"toef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6]&amp;&quot;;&quot;&amp;[.B26]&amp;&quot;;&quot;&amp;[.C26]&amp;&quot;;&quot;&amp;[.D26]" office:value-type="string" office:string-value="26;&quot;rak.wav&quot;;&quot;X_seta.wav&quot;;&quot;toef.wav&quot;">
            <text:p>26;"rak.wav";"X_seta.wav";"toef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27]&amp;&quot;;&quot;&amp;[.B27]&amp;&quot;;&quot;&amp;[.C27]&amp;&quot;;&quot;&amp;[.D27]" office:value-type="string" office:string-value="27;&quot;rak.wav&quot;;&quot;X_wiffel.wav&quot;;&quot;toef.wav&quot;">
            <text:p>27;"rak.wav";"X_wiffel.wav";"toef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28]&amp;&quot;;&quot;&amp;[.B28]&amp;&quot;;&quot;&amp;[.C28]&amp;&quot;;&quot;&amp;[.D28]" office:value-type="string" office:string-value="28;&quot;rak.wav&quot;;&quot;X_rogges.wav&quot;;&quot;toef.wav&quot;">
            <text:p>28;"rak.wav";"X_rogges.wav";"toef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29]&amp;&quot;;&quot;&amp;[.B29]&amp;&quot;;&quot;&amp;[.C29]&amp;&quot;;&quot;&amp;[.D29]" office:value-type="string" office:string-value="29;&quot;rak.wav&quot;;&quot;X_kengel.wav&quot;;&quot;toef.wav&quot;">
            <text:p>29;"rak.wav";"X_kengel.wav";"toef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30]&amp;&quot;;&quot;&amp;[.B30]&amp;&quot;;&quot;&amp;[.C30]&amp;&quot;;&quot;&amp;[.D30]" office:value-type="string" office:string-value="30;&quot;rak.wav&quot;;&quot;X_kasi.wav&quot;;&quot;toef.wav&quot;">
            <text:p>30;"rak.wav";"X_kasi.wav";"toef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31]&amp;&quot;;&quot;&amp;[.B31]&amp;&quot;;&quot;&amp;[.C31]&amp;&quot;;&quot;&amp;[.D31]" office:value-type="string" office:string-value="31;&quot;rak.wav&quot;;&quot;X_loga.wav&quot;;&quot;toef.wav&quot;">
            <text:p>31;"rak.wav";"X_loga.wav";"toef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32]&amp;&quot;;&quot;&amp;[.B32]&amp;&quot;;&quot;&amp;[.C32]&amp;&quot;;&quot;&amp;[.D32]" office:value-type="string" office:string-value="32;&quot;rak.wav&quot;;&quot;X_snigger.wav&quot;;&quot;toef.wav&quot;">
            <text:p>32;"rak.wav";"X_snigger.wav";"toef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33]&amp;&quot;;&quot;&amp;[.B33]&amp;&quot;;&quot;&amp;[.C33]&amp;&quot;;&quot;&amp;[.D33]" office:value-type="string" office:string-value="33;&quot;rak.wav&quot;;&quot;X_noeba.wav&quot;;&quot;toef.wav&quot;">
            <text:p>33;"rak.wav";"X_noeba.wav";"toef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34]&amp;&quot;;&quot;&amp;[.B34]&amp;&quot;;&quot;&amp;[.C34]&amp;&quot;;&quot;&amp;[.D34]" office:value-type="string" office:string-value="34;&quot;rak.wav&quot;;&quot;X_domo.wav&quot;;&quot;toef.wav&quot;">
            <text:p>34;"rak.wav";"X_domo.wav";"toef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35]&amp;&quot;;&quot;&amp;[.B35]&amp;&quot;;&quot;&amp;[.C35]&amp;&quot;;&quot;&amp;[.D35]" office:value-type="string" office:string-value="35;&quot;rak.wav&quot;;&quot;X_wadim.wav&quot;;&quot;toef.wav&quot;">
            <text:p>35;"rak.wav";"X_wadim.wav";"toef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36]&amp;&quot;;&quot;&amp;[.B36]&amp;&quot;;&quot;&amp;[.C36]&amp;&quot;;&quot;&amp;[.D36]" office:value-type="string" office:string-value="36;&quot;rak.wav&quot;;&quot;X_banip.wav&quot;;&quot;toef.wav&quot;">
            <text:p>36;"rak.wav";"X_banip.wav";"toef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37]&amp;&quot;;&quot;&amp;[.B37]&amp;&quot;;&quot;&amp;[.C37]&amp;&quot;;&quot;&amp;[.D37]" office:value-type="string" office:string-value="37;&quot;rak.wav&quot;;&quot;X_rajee.wav&quot;;&quot;toef.wav&quot;">
            <text:p>37;"rak.wav";"X_rajee.wav";"toef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38]&amp;&quot;;&quot;&amp;[.B38]&amp;&quot;;&quot;&amp;[.C38]&amp;&quot;;&quot;&amp;[.D38]" office:value-type="string" office:string-value="38;&quot;rak.wav&quot;;&quot;X_plizet.wav&quot;;&quot;toef.wav&quot;">
            <text:p>38;"rak.wav";"X_plizet.wav";"toef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39]&amp;&quot;;&quot;&amp;[.B39]&amp;&quot;;&quot;&amp;[.C39]&amp;&quot;;&quot;&amp;[.D39]" office:value-type="string" office:string-value="39;&quot;rak.wav&quot;;&quot;X_naspoe.wav&quot;;&quot;toef.wav&quot;">
            <text:p>39;"rak.wav";"X_naspoe.wav";"toef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40]&amp;&quot;;&quot;&amp;[.B40]&amp;&quot;;&quot;&amp;[.C40]&amp;&quot;;&quot;&amp;[.D40]" office:value-type="string" office:string-value="40;&quot;rak.wav&quot;;&quot;X_fidan.wav&quot;;&quot;toef.wav&quot;">
            <text:p>40;"rak.wav";"X_fidan.wav";"toef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41]&amp;&quot;;&quot;&amp;[.B41]&amp;&quot;;&quot;&amp;[.C41]&amp;&quot;;&quot;&amp;[.D41]" office:value-type="string" office:string-value="41;&quot;rak.wav&quot;;&quot;X_nilbo.wav&quot;;&quot;toef.wav&quot;">
            <text:p>41;"rak.wav";"X_nilbo.wav";"toef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42]&amp;&quot;;&quot;&amp;[.B42]&amp;&quot;;&quot;&amp;[.C42]&amp;&quot;;&quot;&amp;[.D42]" office:value-type="string" office:string-value="42;&quot;rak.wav&quot;;&quot;X_poemer.wav&quot;;&quot;toef.wav&quot;">
            <text:p>42;"rak.wav";"X_poemer.wav";"toef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43]&amp;&quot;;&quot;&amp;[.B43]&amp;&quot;;&quot;&amp;[.C43]&amp;&quot;;&quot;&amp;[.D43]" office:value-type="string" office:string-value="43;&quot;rak.wav&quot;;&quot;X_tita.wav&quot;;&quot;toef.wav&quot;">
            <text:p>43;"rak.wav";"X_tita.wav";"toef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44]&amp;&quot;;&quot;&amp;[.B44]&amp;&quot;;&quot;&amp;[.C44]&amp;&quot;;&quot;&amp;[.D44]" office:value-type="string" office:string-value="44;&quot;rak.wav&quot;;&quot;X_bensim.wav&quot;;&quot;toef.wav&quot;">
            <text:p>44;"rak.wav";"X_bensim.wav";"toef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45]&amp;&quot;;&quot;&amp;[.B45]&amp;&quot;;&quot;&amp;[.C45]&amp;&quot;;&quot;&amp;[.D45]" office:value-type="string" office:string-value="45;&quot;rak.wav&quot;;&quot;X_gopem.wav&quot;;&quot;toef.wav&quot;">
            <text:p>45;"rak.wav";"X_gopem.wav";"toef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46]&amp;&quot;;&quot;&amp;[.B46]&amp;&quot;;&quot;&amp;[.C46]&amp;&quot;;&quot;&amp;[.D46]" office:value-type="string" office:string-value="46;&quot;rak.wav&quot;;&quot;X_sulep.wav&quot;;&quot;toef.wav&quot;">
            <text:p>46;"rak.wav";"X_sulep.wav";"toef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47]&amp;&quot;;&quot;&amp;[.B47]&amp;&quot;;&quot;&amp;[.C47]&amp;&quot;;&quot;&amp;[.D47]" office:value-type="string" office:string-value="47;&quot;rak.wav&quot;;&quot;X_hiftam.wav&quot;;&quot;toef.wav&quot;">
            <text:p>47;"rak.wav";"X_hiftam.wav";"toef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48]&amp;&quot;;&quot;&amp;[.B48]&amp;&quot;;&quot;&amp;[.C48]&amp;&quot;;&quot;&amp;[.D48]" office:value-type="string" office:string-value="48;&quot;rak.wav&quot;;&quot;X_vami.wav&quot;;&quot;toef.wav&quot;">
            <text:p>48;"rak.wav";"X_vami.wav";"toef.wav"</text:p>
          </table:table-cell>
        </table:table-row>
      </table:table>
      <table:table table:name="toef_RT_SL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[.A1]&amp;&quot;;&quot;&amp;[.B1]&amp;&quot;;&quot;&amp;[.C1]&amp;&quot;;&quot;&amp;[.D1]" office:value-type="string" office:string-value="1;&quot;sot.wav&quot;;&quot;X_mofig.wav&quot;;&quot;lut.wav&quot;">
            <text:p>1;"sot.wav";"X_mofig.wav";"lut.wav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[.A2]&amp;&quot;;&quot;&amp;[.B2]&amp;&quot;;&quot;&amp;[.C2]&amp;&quot;;&quot;&amp;[.D2]" office:value-type="string" office:string-value="2;&quot;sot.wav&quot;;&quot;X_seta.wav&quot;;&quot;lut.wav&quot;">
            <text:p>2;"sot.wav";"X_seta.wav";"lut.wav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[.A3]&amp;&quot;;&quot;&amp;[.B3]&amp;&quot;;&quot;&amp;[.C3]&amp;&quot;;&quot;&amp;[.D3]" office:value-type="string" office:string-value="3;&quot;sot.wav&quot;;&quot;X_wiffel.wav&quot;;&quot;lut.wav&quot;">
            <text:p>3;"sot.wav";"X_wiffel.wav";"lut.wav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[.A4]&amp;&quot;;&quot;&amp;[.B4]&amp;&quot;;&quot;&amp;[.C4]&amp;&quot;;&quot;&amp;[.D4]" office:value-type="string" office:string-value="4;&quot;sot.wav&quot;;&quot;X_rogges.wav&quot;;&quot;lut.wav&quot;">
            <text:p>4;"sot.wav";"X_rogges.wav";"lut.wav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[.A5]&amp;&quot;;&quot;&amp;[.B5]&amp;&quot;;&quot;&amp;[.C5]&amp;&quot;;&quot;&amp;[.D5]" office:value-type="string" office:string-value="5;&quot;sot.wav&quot;;&quot;X_kengel.wav&quot;;&quot;lut.wav&quot;">
            <text:p>5;"sot.wav";"X_kengel.wav";"lut.wav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[.A6]&amp;&quot;;&quot;&amp;[.B6]&amp;&quot;;&quot;&amp;[.C6]&amp;&quot;;&quot;&amp;[.D6]" office:value-type="string" office:string-value="6;&quot;sot.wav&quot;;&quot;X_kasi.wav&quot;;&quot;lut.wav&quot;">
            <text:p>6;"sot.wav";"X_kasi.wav";"lut.wav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[.A7]&amp;&quot;;&quot;&amp;[.B7]&amp;&quot;;&quot;&amp;[.C7]&amp;&quot;;&quot;&amp;[.D7]" office:value-type="string" office:string-value="7;&quot;sot.wav&quot;;&quot;X_loga.wav&quot;;&quot;lut.wav&quot;">
            <text:p>7;"sot.wav";"X_loga.wav";"lut.wav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[.A8]&amp;&quot;;&quot;&amp;[.B8]&amp;&quot;;&quot;&amp;[.C8]&amp;&quot;;&quot;&amp;[.D8]" office:value-type="string" office:string-value="8;&quot;sot.wav&quot;;&quot;X_snigger.wav&quot;;&quot;lut.wav&quot;">
            <text:p>8;"sot.wav";"X_snigger.wav";"lut.wav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[.A9]&amp;&quot;;&quot;&amp;[.B9]&amp;&quot;;&quot;&amp;[.C9]&amp;&quot;;&quot;&amp;[.D9]" office:value-type="string" office:string-value="9;&quot;sot.wav&quot;;&quot;X_noeba.wav&quot;;&quot;lut.wav&quot;">
            <text:p>9;"sot.wav";"X_noeba.wav";"lut.wav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[.A10]&amp;&quot;;&quot;&amp;[.B10]&amp;&quot;;&quot;&amp;[.C10]&amp;&quot;;&quot;&amp;[.D10]" office:value-type="string" office:string-value="10;&quot;sot.wav&quot;;&quot;X_domo.wav&quot;;&quot;lut.wav&quot;">
            <text:p>10;"sot.wav";"X_domo.wav";"lut.wav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[.A11]&amp;&quot;;&quot;&amp;[.B11]&amp;&quot;;&quot;&amp;[.C11]&amp;&quot;;&quot;&amp;[.D11]" office:value-type="string" office:string-value="11;&quot;sot.wav&quot;;&quot;X_wadim.wav&quot;;&quot;lut.wav&quot;">
            <text:p>11;"sot.wav";"X_wadim.wav";"lut.wav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[.A12]&amp;&quot;;&quot;&amp;[.B12]&amp;&quot;;&quot;&amp;[.C12]&amp;&quot;;&quot;&amp;[.D12]" office:value-type="string" office:string-value="12;&quot;sot.wav&quot;;&quot;X_banip.wav&quot;;&quot;lut.wav&quot;">
            <text:p>12;"sot.wav";"X_banip.wav";"lut.wav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[.A13]&amp;&quot;;&quot;&amp;[.B13]&amp;&quot;;&quot;&amp;[.C13]&amp;&quot;;&quot;&amp;[.D13]" office:value-type="string" office:string-value="13;&quot;sot.wav&quot;;&quot;X_rajee.wav&quot;;&quot;lut.wav&quot;">
            <text:p>13;"sot.wav";"X_rajee.wav";"lut.wav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[.A14]&amp;&quot;;&quot;&amp;[.B14]&amp;&quot;;&quot;&amp;[.C14]&amp;&quot;;&quot;&amp;[.D14]" office:value-type="string" office:string-value="14;&quot;sot.wav&quot;;&quot;X_plizet.wav&quot;;&quot;lut.wav&quot;">
            <text:p>14;"sot.wav";"X_plizet.wav";"lut.wav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[.A15]&amp;&quot;;&quot;&amp;[.B15]&amp;&quot;;&quot;&amp;[.C15]&amp;&quot;;&quot;&amp;[.D15]" office:value-type="string" office:string-value="15;&quot;sot.wav&quot;;&quot;X_naspoe.wav&quot;;&quot;lut.wav&quot;">
            <text:p>15;"sot.wav";"X_naspoe.wav";"lut.wav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[.A16]&amp;&quot;;&quot;&amp;[.B16]&amp;&quot;;&quot;&amp;[.C16]&amp;&quot;;&quot;&amp;[.D16]" office:value-type="string" office:string-value="16;&quot;sot.wav&quot;;&quot;X_fidan.wav&quot;;&quot;lut.wav&quot;">
            <text:p>16;"sot.wav";"X_fidan.wav";"lut.wav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[.A17]&amp;&quot;;&quot;&amp;[.B17]&amp;&quot;;&quot;&amp;[.C17]&amp;&quot;;&quot;&amp;[.D17]" office:value-type="string" office:string-value="17;&quot;sot.wav&quot;;&quot;X_nilbo.wav&quot;;&quot;lut.wav&quot;">
            <text:p>17;"sot.wav";"X_nilbo.wav";"lut.wav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[.A18]&amp;&quot;;&quot;&amp;[.B18]&amp;&quot;;&quot;&amp;[.C18]&amp;&quot;;&quot;&amp;[.D18]" office:value-type="string" office:string-value="18;&quot;sot.wav&quot;;&quot;X_poemer.wav&quot;;&quot;lut.wav&quot;">
            <text:p>18;"sot.wav";"X_poemer.wav";"lut.wav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[.A19]&amp;&quot;;&quot;&amp;[.B19]&amp;&quot;;&quot;&amp;[.C19]&amp;&quot;;&quot;&amp;[.D19]" office:value-type="string" office:string-value="19;&quot;sot.wav&quot;;&quot;X_tita.wav&quot;;&quot;lut.wav&quot;">
            <text:p>19;"sot.wav";"X_tita.wav";"lut.wav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[.A20]&amp;&quot;;&quot;&amp;[.B20]&amp;&quot;;&quot;&amp;[.C20]&amp;&quot;;&quot;&amp;[.D20]" office:value-type="string" office:string-value="20;&quot;sot.wav&quot;;&quot;X_bensim.wav&quot;;&quot;lut.wav&quot;">
            <text:p>20;"sot.wav";"X_bensim.wav";"lut.wav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[.A21]&amp;&quot;;&quot;&amp;[.B21]&amp;&quot;;&quot;&amp;[.C21]&amp;&quot;;&quot;&amp;[.D21]" office:value-type="string" office:string-value="21;&quot;sot.wav&quot;;&quot;X_gopem.wav&quot;;&quot;lut.wav&quot;">
            <text:p>21;"sot.wav";"X_gopem.wav";"lut.wav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[.A22]&amp;&quot;;&quot;&amp;[.B22]&amp;&quot;;&quot;&amp;[.C22]&amp;&quot;;&quot;&amp;[.D22]" office:value-type="string" office:string-value="22;&quot;sot.wav&quot;;&quot;X_sulep.wav&quot;;&quot;lut.wav&quot;">
            <text:p>22;"sot.wav";"X_sulep.wav";"lut.wav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[.A23]&amp;&quot;;&quot;&amp;[.B23]&amp;&quot;;&quot;&amp;[.C23]&amp;&quot;;&quot;&amp;[.D23]" office:value-type="string" office:string-value="23;&quot;sot.wav&quot;;&quot;X_hiftam.wav&quot;;&quot;lut.wav&quot;">
            <text:p>23;"sot.wav";"X_hiftam.wav";"lut.wav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[.A24]&amp;&quot;;&quot;&amp;[.B24]&amp;&quot;;&quot;&amp;[.C24]&amp;&quot;;&quot;&amp;[.D24]" office:value-type="string" office:string-value="24;&quot;sot.wav&quot;;&quot;X_vami.wav&quot;;&quot;lut.wav&quot;">
            <text:p>24;"sot.wav";"X_vami.wav";"lut.wav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[.A25]&amp;&quot;;&quot;&amp;[.B25]&amp;&quot;;&quot;&amp;[.C25]&amp;&quot;;&quot;&amp;[.D25]" office:value-type="string" office:string-value="25;&quot;sot.wav&quot;;&quot;X_mofig.wav&quot;;&quot;toef.wav&quot;">
            <text:p>25;"sot.wav";"X_mofig.wav";"toef.wav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[.A26]&amp;&quot;;&quot;&amp;[.B26]&amp;&quot;;&quot;&amp;[.C26]&amp;&quot;;&quot;&amp;[.D26]" office:value-type="string" office:string-value="26;&quot;sot.wav&quot;;&quot;X_seta.wav&quot;;&quot;toef.wav&quot;">
            <text:p>26;"sot.wav";"X_seta.wav";"toef.wav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[.A27]&amp;&quot;;&quot;&amp;[.B27]&amp;&quot;;&quot;&amp;[.C27]&amp;&quot;;&quot;&amp;[.D27]" office:value-type="string" office:string-value="27;&quot;sot.wav&quot;;&quot;X_wiffel.wav&quot;;&quot;toef.wav&quot;">
            <text:p>27;"sot.wav";"X_wiffel.wav";"toef.wav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[.A28]&amp;&quot;;&quot;&amp;[.B28]&amp;&quot;;&quot;&amp;[.C28]&amp;&quot;;&quot;&amp;[.D28]" office:value-type="string" office:string-value="28;&quot;sot.wav&quot;;&quot;X_rogges.wav&quot;;&quot;toef.wav&quot;">
            <text:p>28;"sot.wav";"X_rogges.wav";"toef.wav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[.A29]&amp;&quot;;&quot;&amp;[.B29]&amp;&quot;;&quot;&amp;[.C29]&amp;&quot;;&quot;&amp;[.D29]" office:value-type="string" office:string-value="29;&quot;sot.wav&quot;;&quot;X_kengel.wav&quot;;&quot;toef.wav&quot;">
            <text:p>29;"sot.wav";"X_kengel.wav";"toef.wav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[.A30]&amp;&quot;;&quot;&amp;[.B30]&amp;&quot;;&quot;&amp;[.C30]&amp;&quot;;&quot;&amp;[.D30]" office:value-type="string" office:string-value="30;&quot;sot.wav&quot;;&quot;X_kasi.wav&quot;;&quot;toef.wav&quot;">
            <text:p>30;"sot.wav";"X_kasi.wav";"toef.wav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[.A31]&amp;&quot;;&quot;&amp;[.B31]&amp;&quot;;&quot;&amp;[.C31]&amp;&quot;;&quot;&amp;[.D31]" office:value-type="string" office:string-value="31;&quot;rak.wav&quot;;&quot;X_loga.wav&quot;;&quot;toef.wav&quot;">
            <text:p>31;"rak.wav";"X_loga.wav";"toef.wav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[.A32]&amp;&quot;;&quot;&amp;[.B32]&amp;&quot;;&quot;&amp;[.C32]&amp;&quot;;&quot;&amp;[.D32]" office:value-type="string" office:string-value="32;&quot;rak.wav&quot;;&quot;X_snigger.wav&quot;;&quot;toef.wav&quot;">
            <text:p>32;"rak.wav";"X_snigger.wav";"toef.wav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[.A33]&amp;&quot;;&quot;&amp;[.B33]&amp;&quot;;&quot;&amp;[.C33]&amp;&quot;;&quot;&amp;[.D33]" office:value-type="string" office:string-value="33;&quot;rak.wav&quot;;&quot;X_noeba.wav&quot;;&quot;toef.wav&quot;">
            <text:p>33;"rak.wav";"X_noeba.wav";"toef.wav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[.A34]&amp;&quot;;&quot;&amp;[.B34]&amp;&quot;;&quot;&amp;[.C34]&amp;&quot;;&quot;&amp;[.D34]" office:value-type="string" office:string-value="34;&quot;rak.wav&quot;;&quot;X_domo.wav&quot;;&quot;toef.wav&quot;">
            <text:p>34;"rak.wav";"X_domo.wav";"toef.wav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[.A35]&amp;&quot;;&quot;&amp;[.B35]&amp;&quot;;&quot;&amp;[.C35]&amp;&quot;;&quot;&amp;[.D35]" office:value-type="string" office:string-value="35;&quot;rak.wav&quot;;&quot;X_wadim.wav&quot;;&quot;toef.wav&quot;">
            <text:p>35;"rak.wav";"X_wadim.wav";"toef.wav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[.A36]&amp;&quot;;&quot;&amp;[.B36]&amp;&quot;;&quot;&amp;[.C36]&amp;&quot;;&quot;&amp;[.D36]" office:value-type="string" office:string-value="36;&quot;rak.wav&quot;;&quot;X_banip.wav&quot;;&quot;toef.wav&quot;">
            <text:p>36;"rak.wav";"X_banip.wav";"toef.wav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[.A37]&amp;&quot;;&quot;&amp;[.B37]&amp;&quot;;&quot;&amp;[.C37]&amp;&quot;;&quot;&amp;[.D37]" office:value-type="string" office:string-value="37;&quot;rak.wav&quot;;&quot;X_rajee.wav&quot;;&quot;toef.wav&quot;">
            <text:p>37;"rak.wav";"X_rajee.wav";"toef.wav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[.A38]&amp;&quot;;&quot;&amp;[.B38]&amp;&quot;;&quot;&amp;[.C38]&amp;&quot;;&quot;&amp;[.D38]" office:value-type="string" office:string-value="38;&quot;rak.wav&quot;;&quot;X_plizet.wav&quot;;&quot;toef.wav&quot;">
            <text:p>38;"rak.wav";"X_plizet.wav";"toef.wav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[.A39]&amp;&quot;;&quot;&amp;[.B39]&amp;&quot;;&quot;&amp;[.C39]&amp;&quot;;&quot;&amp;[.D39]" office:value-type="string" office:string-value="39;&quot;rak.wav&quot;;&quot;X_naspoe.wav&quot;;&quot;toef.wav&quot;">
            <text:p>39;"rak.wav";"X_naspoe.wav";"toef.wav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[.A40]&amp;&quot;;&quot;&amp;[.B40]&amp;&quot;;&quot;&amp;[.C40]&amp;&quot;;&quot;&amp;[.D40]" office:value-type="string" office:string-value="40;&quot;rak.wav&quot;;&quot;X_fidan.wav&quot;;&quot;toef.wav&quot;">
            <text:p>40;"rak.wav";"X_fidan.wav";"toef.wav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[.A41]&amp;&quot;;&quot;&amp;[.B41]&amp;&quot;;&quot;&amp;[.C41]&amp;&quot;;&quot;&amp;[.D41]" office:value-type="string" office:string-value="41;&quot;rak.wav&quot;;&quot;X_nilbo.wav&quot;;&quot;toef.wav&quot;">
            <text:p>41;"rak.wav";"X_nilbo.wav";"toef.wav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[.A42]&amp;&quot;;&quot;&amp;[.B42]&amp;&quot;;&quot;&amp;[.C42]&amp;&quot;;&quot;&amp;[.D42]" office:value-type="string" office:string-value="42;&quot;rak.wav&quot;;&quot;X_poemer.wav&quot;;&quot;toef.wav&quot;">
            <text:p>42;"rak.wav";"X_poemer.wav";"toef.wav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[.A43]&amp;&quot;;&quot;&amp;[.B43]&amp;&quot;;&quot;&amp;[.C43]&amp;&quot;;&quot;&amp;[.D43]" office:value-type="string" office:string-value="43;&quot;rak.wav&quot;;&quot;X_tita.wav&quot;;&quot;toef.wav&quot;">
            <text:p>43;"rak.wav";"X_tita.wav";"toef.wav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[.A44]&amp;&quot;;&quot;&amp;[.B44]&amp;&quot;;&quot;&amp;[.C44]&amp;&quot;;&quot;&amp;[.D44]" office:value-type="string" office:string-value="44;&quot;rak.wav&quot;;&quot;X_bensim.wav&quot;;&quot;toef.wav&quot;">
            <text:p>44;"rak.wav";"X_bensim.wav";"toef.wav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[.A45]&amp;&quot;;&quot;&amp;[.B45]&amp;&quot;;&quot;&amp;[.C45]&amp;&quot;;&quot;&amp;[.D45]" office:value-type="string" office:string-value="45;&quot;rak.wav&quot;;&quot;X_gopem.wav&quot;;&quot;toef.wav&quot;">
            <text:p>45;"rak.wav";"X_gopem.wav";"toef.wav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[.A46]&amp;&quot;;&quot;&amp;[.B46]&amp;&quot;;&quot;&amp;[.C46]&amp;&quot;;&quot;&amp;[.D46]" office:value-type="string" office:string-value="46;&quot;rak.wav&quot;;&quot;X_sulep.wav&quot;;&quot;toef.wav&quot;">
            <text:p>46;"rak.wav";"X_sulep.wav";"toef.wav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[.A47]&amp;&quot;;&quot;&amp;[.B47]&amp;&quot;;&quot;&amp;[.C47]&amp;&quot;;&quot;&amp;[.D47]" office:value-type="string" office:string-value="47;&quot;rak.wav&quot;;&quot;X_hiftam.wav&quot;;&quot;toef.wav&quot;">
            <text:p>47;"rak.wav";"X_hiftam.wav";"toef.wav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[.A48]&amp;&quot;;&quot;&amp;[.B48]&amp;&quot;;&quot;&amp;[.C48]&amp;&quot;;&quot;&amp;[.D48]" office:value-type="string" office:string-value="48;&quot;rak.wav&quot;;&quot;X_vami.wav&quot;;&quot;toef.wav&quot;">
            <text:p>48;"rak.wav";"X_vami.wav";"toef.wav"</text:p>
          </table:table-cell>
        </table:table-row>
      </table:table>
      <table:table table:name="LAATSTEBLOK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toef.wav&quot;, },">
            <text:p>{1, <text:s text:c="22"/>"sot.wav", <text:s text:c="22"/>"X_mofig.wav", <text:s text:c="22"/>"toef.wav", 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toef.wav&quot;, },">
            <text:p>{2, <text:s text:c="22"/>"sot.wav", <text:s text:c="22"/>"X_seta.wav", <text:s text:c="22"/>"toef.wav", 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toef.wav&quot;, },">
            <text:p>{3, <text:s text:c="22"/>"sot.wav", <text:s text:c="22"/>"X_wiffel.wav", <text:s text:c="22"/>"toef.wav", 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toef.wav&quot;, },">
            <text:p>{4, <text:s text:c="22"/>"sot.wav", <text:s text:c="22"/>"X_rogges.wav", <text:s text:c="22"/>"toef.wav", }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toef.wav&quot;, },">
            <text:p>{5, <text:s text:c="22"/>"sot.wav", <text:s text:c="22"/>"X_kengel.wav", <text:s text:c="22"/>"toef.wav", 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toef.wav&quot;, },">
            <text:p>{6, <text:s text:c="22"/>"sot.wav", <text:s text:c="22"/>"X_kasi.wav", <text:s text:c="22"/>"toef.wav", 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toef.wav&quot;, },">
            <text:p>{7, <text:s text:c="22"/>"sot.wav", <text:s text:c="22"/>"X_loga.wav", <text:s text:c="22"/>"toef.wav", }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toef.wav&quot;, },">
            <text:p>{8, <text:s text:c="22"/>"sot.wav", <text:s text:c="22"/>"X_snigger.wav", <text:s text:c="22"/>"toef.wav", }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tep.wav&quot;,                       &quot;X_noeba.wav&quot;,                       &quot;toef.wav&quot;, },">
            <text:p>{9, <text:s text:c="22"/>"tep.wav", <text:s text:c="22"/>"X_noeba.wav", <text:s text:c="22"/>"toef.wav", 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tep.wav&quot;,                       &quot;X_domo.wav&quot;,                       &quot;toef.wav&quot;, },">
            <text:p>{10, <text:s text:c="22"/>"tep.wav", <text:s text:c="22"/>"X_domo.wav", <text:s text:c="22"/>"toef.wav", 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tep.wav&quot;,                       &quot;X_wadim.wav&quot;,                       &quot;toef.wav&quot;, },">
            <text:p>{11, <text:s text:c="22"/>"tep.wav", <text:s text:c="22"/>"X_wadim.wav", <text:s text:c="22"/>"toef.wav", 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tep.wav&quot;,                       &quot;X_banip.wav&quot;,                       &quot;toef.wav&quot;, },">
            <text:p>{12, <text:s text:c="22"/>"tep.wav", <text:s text:c="22"/>"X_banip.wav", <text:s text:c="22"/>"toef.wav", 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tep.wav&quot;,                       &quot;X_rajee.wav&quot;,                       &quot;toef.wav&quot;, },">
            <text:p>{13, <text:s text:c="22"/>"tep.wav", <text:s text:c="22"/>"X_rajee.wav", <text:s text:c="22"/>"toef.wav", }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tep.wav&quot;,                       &quot;X_plizet.wav&quot;,                       &quot;toef.wav&quot;, },">
            <text:p>{14, <text:s text:c="22"/>"tep.wav", <text:s text:c="22"/>"X_plizet.wav", <text:s text:c="22"/>"toef.wav", }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tep.wav&quot;,                       &quot;X_naspoe.wav&quot;,                       &quot;toef.wav&quot;, },">
            <text:p>{15, <text:s text:c="22"/>"tep.wav", <text:s text:c="22"/>"X_naspoe.wav", <text:s text:c="22"/>"toef.wav", }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tep.wav&quot;,                       &quot;X_fidan.wav&quot;,                       &quot;toef.wav&quot;, },">
            <text:p>{16, <text:s text:c="22"/>"tep.wav", <text:s text:c="22"/>"X_fidan.wav", <text:s text:c="22"/>"toef.wav", }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jik.wav&quot;,                       &quot;X_nilbo.wav&quot;,                       &quot;toef.wav&quot;, },">
            <text:p>{17, <text:s text:c="22"/>"jik.wav", <text:s text:c="22"/>"X_nilbo.wav", <text:s text:c="22"/>"toef.wav", }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jik.wav&quot;,                       &quot;X_poemer.wav&quot;,                       &quot;toef.wav&quot;, },">
            <text:p>{18, <text:s text:c="22"/>"jik.wav", <text:s text:c="22"/>"X_poemer.wav", <text:s text:c="22"/>"toef.wav", }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jik.wav&quot;,                       &quot;X_tita.wav&quot;,                       &quot;toef.wav&quot;, },">
            <text:p>{19, <text:s text:c="22"/>"jik.wav", <text:s text:c="22"/>"X_tita.wav", <text:s text:c="22"/>"toef.wav", }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jik.wav&quot;,                       &quot;X_bensim.wav&quot;,                       &quot;toef.wav&quot;, },">
            <text:p>{20, <text:s text:c="22"/>"jik.wav", <text:s text:c="22"/>"X_bensim.wav", <text:s text:c="22"/>"toef.wav", }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jik.wav&quot;,                       &quot;X_gopem.wav&quot;,                       &quot;toef.wav&quot;, },">
            <text:p>{21, <text:s text:c="22"/>"jik.wav", <text:s text:c="22"/>"X_gopem.wav", <text:s text:c="22"/>"toef.wav", }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jik.wav&quot;,                       &quot;X_sulep.wav&quot;,                       &quot;toef.wav&quot;, },">
            <text:p>{22, <text:s text:c="22"/>"jik.wav", <text:s text:c="22"/>"X_sulep.wav", <text:s text:c="22"/>"toef.wav", }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jik.wav&quot;,                       &quot;X_hiftam.wav&quot;,                       &quot;toef.wav&quot;, },">
            <text:p>{23, <text:s text:c="22"/>"jik.wav", <text:s text:c="22"/>"X_hiftam.wav", <text:s text:c="22"/>"toef.wav", }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jik.wav&quot;,                       &quot;X_vami.wav&quot;,                       &quot;toef.wav&quot;, },">
            <text:p>{24, <text:s text:c="22"/>"jik.wav", <text:s text:c="22"/>"X_vami.wav", <text:s text:c="22"/>"toef.wav", }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lut.wav&quot;, },">
            <text:p>{25, <text:s text:c="22"/>"rak.wav", <text:s text:c="22"/>"X_mofig.wav", <text:s text:c="22"/>"lut.wav", }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lut.wav&quot;, },">
            <text:p>{26, <text:s text:c="22"/>"rak.wav", <text:s text:c="22"/>"X_seta.wav", <text:s text:c="22"/>"lut.wav", }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lut.wav&quot;, },">
            <text:p>{27, <text:s text:c="22"/>"rak.wav", <text:s text:c="22"/>"X_wiffel.wav", <text:s text:c="22"/>"lut.wav", }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lut.wav&quot;, },">
            <text:p>{28, <text:s text:c="22"/>"rak.wav", <text:s text:c="22"/>"X_rogges.wav", <text:s text:c="22"/>"lut.wav", }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lut.wav&quot;, },">
            <text:p>{29, <text:s text:c="22"/>"rak.wav", <text:s text:c="22"/>"X_kengel.wav", <text:s text:c="22"/>"lut.wav", }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lut.wav&quot;, },">
            <text:p>{30, <text:s text:c="22"/>"rak.wav", <text:s text:c="22"/>"X_kasi.wav", <text:s text:c="22"/>"lut.wav", }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lut.wav&quot;, },">
            <text:p>{31, <text:s text:c="22"/>"rak.wav", <text:s text:c="22"/>"X_loga.wav", <text:s text:c="22"/>"lut.wav", }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lut.wav&quot;, },">
            <text:p>{32, <text:s text:c="22"/>"rak.wav", <text:s text:c="22"/>"X_snigger.wav", <text:s text:c="22"/>"lut.wav", }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tep.wav&quot;,                       &quot;X_noeba.wav&quot;,                       &quot;lut.wav&quot;, },">
            <text:p>{33, <text:s text:c="22"/>"tep.wav", <text:s text:c="22"/>"X_noeba.wav", <text:s text:c="22"/>"lut.wav", }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tep.wav&quot;,                       &quot;X_domo.wav&quot;,                       &quot;lut.wav&quot;, },">
            <text:p>{34, <text:s text:c="22"/>"tep.wav", <text:s text:c="22"/>"X_domo.wav", <text:s text:c="22"/>"lut.wav", }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tep.wav&quot;,                       &quot;X_wadim.wav&quot;,                       &quot;lut.wav&quot;, },">
            <text:p>{35, <text:s text:c="22"/>"tep.wav", <text:s text:c="22"/>"X_wadim.wav", <text:s text:c="22"/>"lut.wav", }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tep.wav&quot;,                       &quot;X_banip.wav&quot;,                       &quot;lut.wav&quot;, },">
            <text:p>{36, <text:s text:c="22"/>"tep.wav", <text:s text:c="22"/>"X_banip.wav", <text:s text:c="22"/>"lut.wav", }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tep.wav&quot;,                       &quot;X_rajee.wav&quot;,                       &quot;lut.wav&quot;, },">
            <text:p>{37, <text:s text:c="22"/>"tep.wav", <text:s text:c="22"/>"X_rajee.wav", <text:s text:c="22"/>"lut.wav", }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tep.wav&quot;,                       &quot;X_plizet.wav&quot;,                       &quot;lut.wav&quot;, },">
            <text:p>{38, <text:s text:c="22"/>"tep.wav", <text:s text:c="22"/>"X_plizet.wav", <text:s text:c="22"/>"lut.wav", }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tep.wav&quot;,                       &quot;X_naspoe.wav&quot;,                       &quot;lut.wav&quot;, },">
            <text:p>{39, <text:s text:c="22"/>"tep.wav", <text:s text:c="22"/>"X_naspoe.wav", <text:s text:c="22"/>"lut.wav", }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tep.wav&quot;,                       &quot;X_fidan.wav&quot;,                       &quot;lut.wav&quot;, },">
            <text:p>{40, <text:s text:c="22"/>"tep.wav", <text:s text:c="22"/>"X_fidan.wav", <text:s text:c="22"/>"lut.wav", }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jik.wav&quot;,                       &quot;X_nilbo.wav&quot;,                       &quot;lut.wav&quot;, },">
            <text:p>{41, <text:s text:c="22"/>"jik.wav", <text:s text:c="22"/>"X_nilbo.wav", <text:s text:c="22"/>"lut.wav", }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jik.wav&quot;,                       &quot;X_poemer.wav&quot;,                       &quot;lut.wav&quot;, },">
            <text:p>{42, <text:s text:c="22"/>"jik.wav", <text:s text:c="22"/>"X_poemer.wav", <text:s text:c="22"/>"lut.wav", }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jik.wav&quot;,                       &quot;X_tita.wav&quot;,                       &quot;lut.wav&quot;, },">
            <text:p>{43, <text:s text:c="22"/>"jik.wav", <text:s text:c="22"/>"X_tita.wav", <text:s text:c="22"/>"lut.wav", }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jik.wav&quot;,                       &quot;X_bensim.wav&quot;,                       &quot;lut.wav&quot;, },">
            <text:p>{44, <text:s text:c="22"/>"jik.wav", <text:s text:c="22"/>"X_bensim.wav", <text:s text:c="22"/>"lut.wav", }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jik.wav&quot;,                       &quot;X_gopem.wav&quot;,                       &quot;lut.wav&quot;, },">
            <text:p>{45, <text:s text:c="22"/>"jik.wav", <text:s text:c="22"/>"X_gopem.wav", <text:s text:c="22"/>"lut.wav", }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jik.wav&quot;,                       &quot;X_sulep.wav&quot;,                       &quot;lut.wav&quot;, },">
            <text:p>{46, <text:s text:c="22"/>"jik.wav", <text:s text:c="22"/>"X_sulep.wav", <text:s text:c="22"/>"lut.wav", }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jik.wav&quot;,                       &quot;X_hiftam.wav&quot;,                       &quot;lut.wav&quot;, },">
            <text:p>{47, <text:s text:c="22"/>"jik.wav", <text:s text:c="22"/>"X_hiftam.wav", <text:s text:c="22"/>"lut.wav", }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&quot;{&quot;&amp;[.A48]&amp;&quot;,                       &quot;&amp;[.B40]&amp;&quot;,                       &quot;&amp;[.C48]&amp;&quot;,                       &quot;&amp;[.D48]&amp;&quot;, },&quot;" office:value-type="string" office:string-value="{48,                       &quot;tep.wav&quot;,                       &quot;X_vami.wav&quot;,                       &quot;lut.wav&quot;, },">
            <text:p>{48, <text:s text:c="22"/>"tep.wav", <text:s text:c="22"/>"X_vami.wav", <text:s text:c="22"/>"lut.wav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07-10T11:22:36</meta:creation-date>
    <dc:date>2014-08-04T16:54:26</dc:date>
    <dc:creator>Chris Run</dc:creator>
    <meta:editing-duration>PT10M40S</meta:editing-duration>
    <meta:editing-cycles>17</meta:editing-cycles>
    <meta:generator>LibreOffice/3.5$Linux_x86 LibreOffice_project/350m1$Build-2</meta:generator>
    <meta:document-statistic meta:table-count="5" meta:cell-count="1202" meta:object-count="0"/>
  </office:meta>
</office:document-meta>
</file>